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313451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UCAR VILLA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HUCHON PEREZ, ADERSSIN ALFRED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415499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3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 Mori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8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8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9/11/2021</text:p>
          </table:table-cell>
          <table:table-cell table:style-name="Tabla2.A2" office:value-type="string">
            <text:p text:style-name="P7">664641</text:p>
          </table:table-cell>
          <table:table-cell table:style-name="Tabla2.A2" office:value-type="string">
            <text:p text:style-name="P7">84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6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2:55:1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